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58cm"/>
    </style:style>
    <style:style style:name="co3" style:family="table-column">
      <style:table-column-properties fo:break-before="auto" style:column-width="5.973cm"/>
    </style:style>
    <style:style style:name="co4" style:family="table-column">
      <style:table-column-properties fo:break-before="auto" style:column-width="6.38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81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14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14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column table:style-name="co2" table:number-columns-repeated="2" table:default-cell-style-name="ce5"/>
        <table:table-column table:style-name="co4" table:default-cell-style-name="ce2"/>
        <table:table-column table:style-name="co3" table:default-cell-style-name="ce2"/>
        <table:table-row table:style-name="ro1">
          <table:table-cell table:number-columns-repeated="3"/>
          <table:table-cell table:style-name="Default" office:value-type="string" calcext:value-type="string">
            <text:p>Valor Real</text:p>
          </table:table-cell>
          <table:table-cell table:style-name="ce3" office:value-type="float" office:value="2.51579958315964" calcext:value-type="float">
            <text:p>2,51579958315964</text:p>
          </table:table-cell>
          <table:table-cell table:style-name="Default" table:number-columns-repeated="3"/>
        </table:table-row>
        <table:table-row table:style-name="ro1" table:number-rows-repeated="3">
          <table:table-cell table:number-columns-repeated="3"/>
          <table:table-cell table:style-name="Default" table:number-columns-repeated="5"/>
        </table:table-row>
        <table:table-row table:style-name="ro1">
          <table:table-cell table:number-columns-repeated="3"/>
          <table:table-cell table:style-name="ce1" office:value-type="string" calcext:value-type="string">
            <text:p>h</text:p>
          </table:table-cell>
          <table:table-cell table:style-name="ce4" office:value-type="string" calcext:value-type="string">
            <text:p>Formula de 3 Pontos</text:p>
          </table:table-cell>
          <table:table-cell table:style-name="ce4" office:value-type="string" calcext:value-type="string">
            <text:p>Formula de 5 Ponto</text:p>
          </table:table-cell>
          <table:table-cell table:style-name="ce4" office:value-type="string" calcext:value-type="string">
            <text:p>Erro Usando a Formula de 3 Pontos</text:p>
          </table:table-cell>
          <table:table-cell table:style-name="ce4" office:value-type="string" calcext:value-type="string">
            <text:p>Erro Usando a Formula de 5 Pontos</text:p>
          </table:table-cell>
        </table:table-row>
        <table:table-row table:style-name="ro1">
          <table:table-cell table:number-columns-repeated="3"/>
          <table:table-cell office:value-type="float" office:value="0.1" calcext:value-type="float">
            <text:p>1,00E-01</text:p>
          </table:table-cell>
          <table:table-cell office:value-type="float" office:value="2.51977741163236" calcext:value-type="float">
            <text:p>2,51977741163236</text:p>
          </table:table-cell>
          <table:table-cell office:value-type="float" office:value="2.51579176694257" calcext:value-type="float">
            <text:p>2,51579176694257</text:p>
          </table:table-cell>
          <table:table-cell table:formula="of:=[.$E$1]-[.E6]" office:value-type="float" office:value="-0.0039778284727241" calcext:value-type="float">
            <text:p>-3,98E-03</text:p>
          </table:table-cell>
          <table:table-cell table:formula="of:=[.$E$1]-[.F6]" office:value-type="float" office:value="0.00000781621706646973" calcext:value-type="float">
            <text:p>7,82E-06</text:p>
          </table:table-cell>
        </table:table-row>
        <table:table-row table:style-name="ro1">
          <table:table-cell table:number-columns-repeated="3"/>
          <table:table-cell office:value-type="float" office:value="0.01" calcext:value-type="float">
            <text:p>1,00E-02</text:p>
          </table:table-cell>
          <table:table-cell office:value-type="float" office:value="2.51583934211735" calcext:value-type="float">
            <text:p>2,51583934211735</text:p>
          </table:table-cell>
          <table:table-cell office:value-type="float" office:value="2.51579958237889" calcext:value-type="float">
            <text:p>2,51579958237889</text:p>
          </table:table-cell>
          <table:table-cell table:formula="of:=[.$E$1]-[.E7]" office:value-type="float" office:value="-0.0000397589577190161" calcext:value-type="float">
            <text:p>-3,98E-05</text:p>
          </table:table-cell>
          <table:table-cell table:formula="of:=[.$E$1]-[.F7]" office:value-type="float" office:value="0.000000000780745690320828" calcext:value-type="float">
            <text:p>7,81E-10</text:p>
          </table:table-cell>
        </table:table-row>
        <table:table-row table:style-name="ro1">
          <table:table-cell table:number-columns-repeated="3"/>
          <table:table-cell office:value-type="float" office:value="0.001" calcext:value-type="float">
            <text:p>1,00E-03</text:p>
          </table:table-cell>
          <table:table-cell office:value-type="float" office:value="2.51579998072904" calcext:value-type="float">
            <text:p>2,51579998072904</text:p>
          </table:table-cell>
          <table:table-cell office:value-type="float" office:value="2.51579958313967" calcext:value-type="float">
            <text:p>2,51579958313967</text:p>
          </table:table-cell>
          <table:table-cell table:formula="of:=[.$E$1]-[.E8]" office:value-type="float" office:value="-0.000000397569403620679" calcext:value-type="float">
            <text:p>-3,98E-07</text:p>
          </table:table-cell>
          <table:table-cell table:formula="of:=[.$E$1]-[.F8]" office:value-type="float" office:value="0.0000000000199649186072293" calcext:value-type="float">
            <text:p>2,00E-11</text:p>
          </table:table-cell>
        </table:table-row>
        <table:table-row table:style-name="ro1">
          <table:table-cell table:number-columns-repeated="3"/>
          <table:table-cell office:value-type="float" office:value="0.0001" calcext:value-type="float">
            <text:p>1,00E-04</text:p>
          </table:table-cell>
          <table:table-cell office:value-type="float" office:value="2.51579957977199" calcext:value-type="float">
            <text:p>2,51579957977199</text:p>
          </table:table-cell>
          <table:table-cell office:value-type="float" office:value="2.51579957607125" calcext:value-type="float">
            <text:p>2,51579957607125</text:p>
          </table:table-cell>
          <table:table-cell table:formula="of:=[.$E$1]-[.E9]" office:value-type="float" office:value="0.00000000338764172269634" calcext:value-type="float">
            <text:p>3,39E-09</text:p>
          </table:table-cell>
          <table:table-cell table:formula="of:=[.$E$1]-[.F9]" office:value-type="float" office:value="0.0000000070883849900838" calcext:value-type="float">
            <text:p>7,09E-09</text:p>
          </table:table-cell>
        </table:table-row>
        <table:table-row table:style-name="ro1">
          <table:table-cell table:number-columns-repeated="3"/>
          <table:table-cell office:value-type="float" office:value="0.00001" calcext:value-type="float">
            <text:p>1,00E-05</text:p>
          </table:table-cell>
          <table:table-cell office:value-type="float" office:value="2.51579868049134" calcext:value-type="float">
            <text:p>2,51579868049134</text:p>
          </table:table-cell>
          <table:table-cell office:value-type="float" office:value="2.51579840293559" calcext:value-type="float">
            <text:p>2,51579840293559</text:p>
          </table:table-cell>
          <table:table-cell table:formula="of:=[.$E$1]-[.E10]" office:value-type="float" office:value="0.000000902668292113162" calcext:value-type="float">
            <text:p>9,03E-07</text:p>
          </table:table-cell>
          <table:table-cell table:formula="of:=[.$E$1]-[.F10]" office:value-type="float" office:value="0.00000118022404826945" calcext:value-type="float">
            <text:p>1,18E-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1-18T18:00:49.892448900</dc:date>
    <meta:editing-duration>PT22M37S</meta:editing-duration>
    <meta:editing-cycles>2</meta:editing-cycles>
    <meta:generator>LibreOffice/25.8.3.2$Windows_X86_64 LibreOffice_project/8ca8d55c161d602844f5428fa4b58097424e324e</meta:generator>
    <meta:document-statistic meta:table-count="1" meta:cell-count="32" meta:object-count="0"/>
  </office:meta>
</office:document-meta>
</file>